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85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87.9pt"/>
    </style:style>
    <style:style style:name="co4" style:family="table-column">
      <style:table-column-properties fo:break-before="auto" style:column-width="52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al data 5 (good start)" table:style-name="ta1">
        <table:shapes>
          <draw:frame draw:z-index="0" draw:style-name="gr1" draw:text-style-name="P1" svg:width="1125.58pt" svg:height="255.23pt" svg:x="295.99pt" svg:y="21.09pt">
            <draw:object draw:notify-on-update-of-ranges="'cal data 5 (good start)'.D1:'cal data 5 (good start)'.D1 'cal data 5 (good start)'.D2:'cal data 5 (good start)'.D37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l_cycl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solenoid_time_us</text:p>
          </table:table-cell>
          <table:table-cell office:value-type="string" calcext:value-type="string">
            <text:p>voltage_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22" calcext:value-type="float">
            <text:p>282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98" calcext:value-type="float">
            <text:p>279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05" calcext:value-type="float">
            <text:p>28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06" calcext:value-type="float">
            <text:p>280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13" calcext:value-type="float">
            <text:p>2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12" calcext:value-type="float">
            <text:p>2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18" calcext:value-type="float">
            <text:p>261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01" calcext:value-type="float">
            <text:p>260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08" calcext:value-type="float">
            <text:p>26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13" calcext:value-type="float">
            <text:p>261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16" calcext:value-type="float">
            <text:p>261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13" calcext:value-type="float">
            <text:p>261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16" calcext:value-type="float">
            <text:p>2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16" calcext:value-type="float">
            <text:p>2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14" calcext:value-type="float">
            <text:p>2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614" calcext:value-type="float">
            <text:p>26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9" calcext:value-type="float">
            <text:p>300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12" calcext:value-type="float">
            <text:p>3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10" calcext:value-type="float">
            <text:p>301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14" calcext:value-type="float">
            <text:p>301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17" calcext:value-type="float">
            <text:p>301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13" calcext:value-type="float">
            <text:p>301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015" calcext:value-type="float">
            <text:p>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15" calcext:value-type="float">
            <text:p>3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15" calcext:value-type="float">
            <text:p>301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20" calcext:value-type="float">
            <text:p>3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10" calcext:value-type="float">
            <text:p>271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13" calcext:value-type="float">
            <text:p>2713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20" calcext:value-type="float">
            <text:p>2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20" calcext:value-type="float">
            <text:p>272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23" calcext:value-type="float">
            <text:p>272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728" calcext:value-type="float">
            <text:p>27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729" calcext:value-type="float">
            <text:p>2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729" calcext:value-type="float">
            <text:p>2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729" calcext:value-type="float">
            <text:p>2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29" calcext:value-type="float">
            <text:p>2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99" calcext:value-type="float">
            <text:p>249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90" calcext:value-type="float">
            <text:p>24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91" calcext:value-type="float">
            <text:p>249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97" calcext:value-type="float">
            <text:p>249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94" calcext:value-type="float">
            <text:p>249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01" calcext:value-type="float">
            <text:p>250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98" calcext:value-type="float">
            <text:p>249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04" calcext:value-type="float">
            <text:p>250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09" calcext:value-type="float">
            <text:p>2509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31" calcext:value-type="float">
            <text:p>323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26" calcext:value-type="float">
            <text:p>322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23" calcext:value-type="float">
            <text:p>32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223" calcext:value-type="float">
            <text:p>322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226" calcext:value-type="float">
            <text:p>322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227" calcext:value-type="float">
            <text:p>3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227" calcext:value-type="float">
            <text:p>322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229" calcext:value-type="float">
            <text:p>3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19" calcext:value-type="float">
            <text:p>2419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07" calcext:value-type="float">
            <text:p>24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07" calcext:value-type="float">
            <text:p>240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09" calcext:value-type="float">
            <text:p>2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09" calcext:value-type="float">
            <text:p>240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13" calcext:value-type="float">
            <text:p>241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14" calcext:value-type="float">
            <text:p>241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17" calcext:value-type="float">
            <text:p>2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417" calcext:value-type="float">
            <text:p>241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21" calcext:value-type="float">
            <text:p>2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74" calcext:value-type="float">
            <text:p>267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662" calcext:value-type="float">
            <text:p>266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58" calcext:value-type="float">
            <text:p>2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659" calcext:value-type="float">
            <text:p>26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59" calcext:value-type="float">
            <text:p>265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660" calcext:value-type="float">
            <text:p>2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60" calcext:value-type="float">
            <text:p>2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60" calcext:value-type="float">
            <text:p>2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660" calcext:value-type="float">
            <text:p>2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660" calcext:value-type="float">
            <text:p>26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102" calcext:value-type="float">
            <text:p>310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87" calcext:value-type="float">
            <text:p>3087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94" calcext:value-type="float">
            <text:p>309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96" calcext:value-type="float">
            <text:p>309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98" calcext:value-type="float">
            <text:p>3098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94" calcext:value-type="float">
            <text:p>309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101" calcext:value-type="float">
            <text:p>310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05" calcext:value-type="float">
            <text:p>310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102" calcext:value-type="float">
            <text:p>310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104" calcext:value-type="float">
            <text:p>3104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581" calcext:value-type="float">
            <text:p>3581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67" calcext:value-type="float">
            <text:p>356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568" calcext:value-type="float">
            <text:p>356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61" calcext:value-type="float">
            <text:p>356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571" calcext:value-type="float">
            <text:p>357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566" calcext:value-type="float">
            <text:p>356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58" calcext:value-type="float">
            <text:p>355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556" calcext:value-type="float">
            <text:p>355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55" calcext:value-type="float">
            <text:p>355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556" calcext:value-type="float">
            <text:p>355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62" calcext:value-type="float">
            <text:p>296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956" calcext:value-type="float">
            <text:p>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956" calcext:value-type="float">
            <text:p>29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56" calcext:value-type="float">
            <text:p>2956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57" calcext:value-type="float">
            <text:p>29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57" calcext:value-type="float">
            <text:p>2957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958" calcext:value-type="float">
            <text:p>295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59" calcext:value-type="float">
            <text:p>295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61" calcext:value-type="float">
            <text:p>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61" calcext:value-type="float">
            <text:p>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81" calcext:value-type="float">
            <text:p>248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479" calcext:value-type="float">
            <text:p>247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78" calcext:value-type="float">
            <text:p>2478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66" calcext:value-type="float">
            <text:p>246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460" calcext:value-type="float">
            <text:p>246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67" calcext:value-type="float">
            <text:p>246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53" calcext:value-type="float">
            <text:p>2453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49" calcext:value-type="float">
            <text:p>244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462" calcext:value-type="float">
            <text:p>246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58" calcext:value-type="float">
            <text:p>245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09" calcext:value-type="float">
            <text:p>2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08" calcext:value-type="float">
            <text:p>230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1" calcext:value-type="float">
            <text:p>2301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96" calcext:value-type="float">
            <text:p>2296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34" calcext:value-type="float">
            <text:p>233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25" calcext:value-type="float">
            <text:p>2325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97" calcext:value-type="float">
            <text:p>229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90" calcext:value-type="float">
            <text:p>229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34" calcext:value-type="float">
            <text:p>233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21" calcext:value-type="float">
            <text:p>2321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606" calcext:value-type="float">
            <text:p>2606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98" calcext:value-type="float">
            <text:p>2598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91" calcext:value-type="float">
            <text:p>259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84" calcext:value-type="float">
            <text:p>2584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78" calcext:value-type="float">
            <text:p>257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81" calcext:value-type="float">
            <text:p>258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90" calcext:value-type="float">
            <text:p>259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93" calcext:value-type="float">
            <text:p>259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91" calcext:value-type="float">
            <text:p>259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94" calcext:value-type="float">
            <text:p>259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93" calcext:value-type="float">
            <text:p>299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985" calcext:value-type="float">
            <text:p>298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976" calcext:value-type="float">
            <text:p>297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970" calcext:value-type="float">
            <text:p>297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66" calcext:value-type="float">
            <text:p>296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61" calcext:value-type="float">
            <text:p>296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57" calcext:value-type="float">
            <text:p>295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56" calcext:value-type="float">
            <text:p>2956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950" calcext:value-type="float">
            <text:p>295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948" calcext:value-type="float">
            <text:p>294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990" calcext:value-type="float">
            <text:p>2990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984" calcext:value-type="float">
            <text:p>298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988" calcext:value-type="float">
            <text:p>2988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95" calcext:value-type="float">
            <text:p>2995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999" calcext:value-type="float">
            <text:p>299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04" calcext:value-type="float">
            <text:p>3004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05" calcext:value-type="float">
            <text:p>300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06" calcext:value-type="float">
            <text:p>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006" calcext:value-type="float">
            <text:p>3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06" calcext:value-type="float">
            <text:p>300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27" calcext:value-type="float">
            <text:p>2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27" calcext:value-type="float">
            <text:p>222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25" calcext:value-type="float">
            <text:p>2225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228" calcext:value-type="float">
            <text:p>222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22" calcext:value-type="float">
            <text:p>222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25" calcext:value-type="float">
            <text:p>222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22" calcext:value-type="float">
            <text:p>222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25" calcext:value-type="float">
            <text:p>2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25" calcext:value-type="float">
            <text:p>2225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24" calcext:value-type="float">
            <text:p>2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54" calcext:value-type="float">
            <text:p>285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859" calcext:value-type="float">
            <text:p>2859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875" calcext:value-type="float">
            <text:p>287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889" calcext:value-type="float">
            <text:p>288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902" calcext:value-type="float">
            <text:p>290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909" calcext:value-type="float">
            <text:p>290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890" calcext:value-type="float">
            <text:p>289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86" calcext:value-type="float">
            <text:p>2886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99" calcext:value-type="float">
            <text:p>289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09" calcext:value-type="float">
            <text:p>290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17" calcext:value-type="float">
            <text:p>191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35" calcext:value-type="float">
            <text:p>193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20" calcext:value-type="float">
            <text:p>192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22" calcext:value-type="float">
            <text:p>192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21" calcext:value-type="float">
            <text:p>19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21" calcext:value-type="float">
            <text:p>192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23" calcext:value-type="float">
            <text:p>192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25" calcext:value-type="float">
            <text:p>192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66" calcext:value-type="float">
            <text:p>3066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053" calcext:value-type="float">
            <text:p>305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052" calcext:value-type="float">
            <text:p>305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051" calcext:value-type="float">
            <text:p>305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050" calcext:value-type="float">
            <text:p>305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049" calcext:value-type="float">
            <text:p>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049" calcext:value-type="float">
            <text:p>30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049" calcext:value-type="float">
            <text:p>3049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53" calcext:value-type="float">
            <text:p>3053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057" calcext:value-type="float">
            <text:p>305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86" calcext:value-type="float">
            <text:p>32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286" calcext:value-type="float">
            <text:p>3286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283" calcext:value-type="float">
            <text:p>328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298" calcext:value-type="float">
            <text:p>329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307" calcext:value-type="float">
            <text:p>3307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328" calcext:value-type="float">
            <text:p>3328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15" calcext:value-type="float">
            <text:p>3315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46" calcext:value-type="float">
            <text:p>3346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337" calcext:value-type="float">
            <text:p>3337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306" calcext:value-type="float">
            <text:p>3306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94" calcext:value-type="float">
            <text:p>199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993" calcext:value-type="float">
            <text:p>199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994" calcext:value-type="float">
            <text:p>199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998" calcext:value-type="float">
            <text:p>199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97" calcext:value-type="float">
            <text:p>1997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96" calcext:value-type="float">
            <text:p>199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74" calcext:value-type="float">
            <text:p>217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180" calcext:value-type="float">
            <text:p>2180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172" calcext:value-type="float">
            <text:p>217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82" calcext:value-type="float">
            <text:p>218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181" calcext:value-type="float">
            <text:p>2181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75" calcext:value-type="float">
            <text:p>2175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180" calcext:value-type="float">
            <text:p>218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61" calcext:value-type="float">
            <text:p>216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80" calcext:value-type="float">
            <text:p>2180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79" calcext:value-type="float">
            <text:p>217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180" calcext:value-type="float">
            <text:p>2180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182" calcext:value-type="float">
            <text:p>2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182" calcext:value-type="float">
            <text:p>2182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179" calcext:value-type="float">
            <text:p>217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178" calcext:value-type="float">
            <text:p>217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179" calcext:value-type="float">
            <text:p>2179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69" calcext:value-type="float">
            <text:p>2669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618" calcext:value-type="float">
            <text:p>261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75" calcext:value-type="float">
            <text:p>2675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655" calcext:value-type="float">
            <text:p>265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712" calcext:value-type="float">
            <text:p>2712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638" calcext:value-type="float">
            <text:p>263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732" calcext:value-type="float">
            <text:p>2732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39" calcext:value-type="float">
            <text:p>2639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699" calcext:value-type="float">
            <text:p>2699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630" calcext:value-type="float">
            <text:p>263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172" calcext:value-type="float">
            <text:p>3172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151" calcext:value-type="float">
            <text:p>315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152" calcext:value-type="float">
            <text:p>315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161" calcext:value-type="float">
            <text:p>316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164" calcext:value-type="float">
            <text:p>3164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60" calcext:value-type="float">
            <text:p>3160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171" calcext:value-type="float">
            <text:p>317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174" calcext:value-type="float">
            <text:p>317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171" calcext:value-type="float">
            <text:p>3171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159" calcext:value-type="float">
            <text:p>315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641" calcext:value-type="float">
            <text:p>3641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622" calcext:value-type="float">
            <text:p>3622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611" calcext:value-type="float">
            <text:p>361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610" calcext:value-type="float">
            <text:p>361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610" calcext:value-type="float">
            <text:p>3610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602" calcext:value-type="float">
            <text:p>3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602" calcext:value-type="float">
            <text:p>3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602" calcext:value-type="float">
            <text:p>360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603" calcext:value-type="float">
            <text:p>3603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599" calcext:value-type="float">
            <text:p>35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149" calcext:value-type="float">
            <text:p>4149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126" calcext:value-type="float">
            <text:p>4126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113" calcext:value-type="float">
            <text:p>411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111" calcext:value-type="float">
            <text:p>411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112" calcext:value-type="float">
            <text:p>4112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107" calcext:value-type="float">
            <text:p>410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103" calcext:value-type="float">
            <text:p>410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104" calcext:value-type="float">
            <text:p>4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104" calcext:value-type="float">
            <text:p>4104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108" calcext:value-type="float">
            <text:p>4108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222" calcext:value-type="float">
            <text:p>4222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198" calcext:value-type="float">
            <text:p>41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198" calcext:value-type="float">
            <text:p>4198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208" calcext:value-type="float">
            <text:p>420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210" calcext:value-type="float">
            <text:p>4210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4214" calcext:value-type="float">
            <text:p>421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209" calcext:value-type="float">
            <text:p>420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218" calcext:value-type="float">
            <text:p>421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214" calcext:value-type="float">
            <text:p>4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214" calcext:value-type="float">
            <text:p>4214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817" calcext:value-type="float">
            <text:p>4817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742" calcext:value-type="float">
            <text:p>4742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720" calcext:value-type="float">
            <text:p>4720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702" calcext:value-type="float">
            <text:p>470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708" calcext:value-type="float">
            <text:p>470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715" calcext:value-type="float">
            <text:p>471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728" calcext:value-type="float">
            <text:p>4728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724" calcext:value-type="float">
            <text:p>472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724" calcext:value-type="float">
            <text:p>4724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730" calcext:value-type="float">
            <text:p>473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9" calcext:value-type="float">
            <text:p>3009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983" calcext:value-type="float">
            <text:p>2983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961" calcext:value-type="float">
            <text:p>29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961" calcext:value-type="float">
            <text:p>2961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968" calcext:value-type="float">
            <text:p>296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975" calcext:value-type="float">
            <text:p>2975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986" calcext:value-type="float">
            <text:p>2986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997" calcext:value-type="float">
            <text:p>299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002" calcext:value-type="float">
            <text:p>3002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006" calcext:value-type="float">
            <text:p>300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42" calcext:value-type="float">
            <text:p>3242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191" calcext:value-type="float">
            <text:p>319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176" calcext:value-type="float">
            <text:p>3176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184" calcext:value-type="float">
            <text:p>3184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196" calcext:value-type="float">
            <text:p>3196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212" calcext:value-type="float">
            <text:p>321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228" calcext:value-type="float">
            <text:p>3228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235" calcext:value-type="float">
            <text:p>323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236" calcext:value-type="float">
            <text:p>323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38" calcext:value-type="float">
            <text:p>323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618" calcext:value-type="float">
            <text:p>2618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99" calcext:value-type="float">
            <text:p>2599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605" calcext:value-type="float">
            <text:p>260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610" calcext:value-type="float">
            <text:p>2610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615" calcext:value-type="float">
            <text:p>26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615" calcext:value-type="float">
            <text:p>2615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616" calcext:value-type="float">
            <text:p>2616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621" calcext:value-type="float">
            <text:p>262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619" calcext:value-type="float">
            <text:p>261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622" calcext:value-type="float">
            <text:p>2622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069" calcext:value-type="float">
            <text:p>3069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029" calcext:value-type="float">
            <text:p>302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017" calcext:value-type="float">
            <text:p>301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024" calcext:value-type="float">
            <text:p>30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044" calcext:value-type="float">
            <text:p>3044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052" calcext:value-type="float">
            <text:p>305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063" calcext:value-type="float">
            <text:p>3063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071" calcext:value-type="float">
            <text:p>3071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076" calcext:value-type="float">
            <text:p>307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078" calcext:value-type="float">
            <text:p>3078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428" calcext:value-type="float">
            <text:p>3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428" calcext:value-type="float">
            <text:p>3428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428" calcext:value-type="float">
            <text:p>3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428" calcext:value-type="float">
            <text:p>3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428" calcext:value-type="float">
            <text:p>3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428" calcext:value-type="float">
            <text:p>342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430" calcext:value-type="float">
            <text:p>3430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439" calcext:value-type="float">
            <text:p>343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448" calcext:value-type="float">
            <text:p>3448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452" calcext:value-type="float">
            <text:p>3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729" calcext:value-type="float">
            <text:p>2729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718" calcext:value-type="float">
            <text:p>2718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703" calcext:value-type="float">
            <text:p>2703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699" calcext:value-type="float">
            <text:p>269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705" calcext:value-type="float">
            <text:p>270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720" calcext:value-type="float">
            <text:p>2720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726" calcext:value-type="float">
            <text:p>2726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724" calcext:value-type="float">
            <text:p>2724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707" calcext:value-type="float">
            <text:p>270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725" calcext:value-type="float">
            <text:p>272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004" calcext:value-type="float">
            <text:p>3004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986" calcext:value-type="float">
            <text:p>2986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2977" calcext:value-type="float">
            <text:p>2977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2984" calcext:value-type="float">
            <text:p>298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983" calcext:value-type="float">
            <text:p>2983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984" calcext:value-type="float">
            <text:p>298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991" calcext:value-type="float">
            <text:p>299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991" calcext:value-type="float">
            <text:p>29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991" calcext:value-type="float">
            <text:p>299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993" calcext:value-type="float">
            <text:p>2993</text:p>
          </table:table-cell>
          <table:table-cell office:value-type="float" office:value="0.98" calcext:value-type="float">
            <text:p>0.98</text:p>
          </table:table-cell>
        </table:table-row>
      </table:table>
      <table:named-expressions/>
      <table:database-ranges>
        <table:database-range table:name="__Anonymous_Sheet_DB__0" table:target-range-address="'cal data 5 (good start)'.A1:'cal data 5 (good start)'.D37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7T21:42:20.120000000</dc:date>
    <meta:editing-duration>PT59S</meta:editing-duration>
    <meta:editing-cycles>1</meta:editing-cycles>
    <meta:document-statistic meta:table-count="1" meta:cell-count="1484" meta:object-count="1"/>
    <meta:generator>LibreOffice/4.4.7.2$Windows_x86 LibreOffice_project/f3153a8b245191196a4b6b9abd1d0da16eead6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709cm" svg:height="9.005cm" xlink:href=".." xlink:type="simple" chart:class="chart:line" chart:style-name="ch1">
        <chart:legend chart:legend-position="end" svg:x="37.472cm" svg:y="4.203cm" style:legend-expansion="high" chart:style-name="ch2"/>
        <chart:plot-area chart:style-name="ch3" table:cell-range-address="'cal data 5 (good start)'.D1:'cal data 5 (good start)'.D371" chart:data-source-has-labels="row" svg:x="0.794cm" svg:y="0.18cm" svg:width="35.884cm" svg:height="8.645cm">
          <chartooo:coordinate-region svg:x="1.521cm" svg:y="0.301cm" svg:width="35.157cm" svg:height="7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l data 5 (good start)'.D2:'cal data 5 (good start)'.D371" chart:label-cell-address="'cal data 5 (good start)'.D1:'cal data 5 (good start)'.D1" chart:class="chart:line">
            <chart:data-point chart:repeated="3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_V</text:p>
                <draw:g>
                  <svg:desc>'cal data 5 (good start)'.D1:'cal data 5 (good start)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5">
                <text:p>1.05</text:p>
                <draw:g>
                  <svg:desc>'cal data 5 (good start)'.D2:'cal data 5 (good start)'.D3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8">
                <text:p>0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